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none" draw:stroke="non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802" draw:master-page-name="Master1-Layout1-title-Titelfolie" presentation:presentation-page-layout-name="Master1-PPL1">
        <draw:frame draw:id="id72" presentation:style-name="a803" draw:name="Titel 1" svg:x="0.75in" svg:y="1.7474in" svg:width="8.5in" svg:height="1.20573in" presentation:class="title" presentation:placeholder="true">
          <draw:text-box/>
          <svg:desc/>
        </draw:frame>
        <draw:frame draw:id="id73" presentation:style-name="a804" draw:name="Untertitel 2" svg:x="1.5in" svg:y="3.1875in" svg:width="7in" svg:height="1.4375in" presentation:class="subtitle" presentation:placeholder="true">
          <draw:text-box/>
          <svg:desc/>
        </draw:frame>
      </draw:page>
      <draw:page draw:name="Slide2" draw:style-name="a805" draw:master-page-name="Master1-Layout2-cust-Titel-und-Inhalt" presentation:presentation-page-layout-name="Master1-PPL2">
        <draw:frame draw:id="id74" presentation:style-name="a806" draw:name="Inhaltsplatzhalter 1" svg:x="0.5in" svg:y="1.3125in" svg:width="9in" svg:height="3.71224in" presentation:class="outline" presentation:placeholder="true">
          <draw:text-box/>
          <svg:desc/>
        </draw:frame>
        <draw:frame draw:id="id75" presentation:style-name="a807" draw:name="Titel 2" svg:x="0in" svg:y="0in" svg:width="10in" svg:height="0.50909in" presentation:class="title" presentation:placeholder="true">
          <draw:text-box/>
          <svg:desc/>
        </draw:frame>
      </draw:page>
      <draw:page draw:name="Slide3" draw:style-name="a808" draw:master-page-name="Master1-Layout3-secHead-Abschnittsüberschrift" presentation:presentation-page-layout-name="Master1-PPL3">
        <draw:frame draw:id="id76" presentation:style-name="a809" draw:name="Titel 1" svg:x="0.78993in" svg:y="2.87156in" svg:width="8.5in" svg:height="1.11719in" presentation:class="title" presentation:placeholder="true">
          <draw:text-box/>
          <svg:desc/>
        </draw:frame>
        <draw:frame draw:id="id77" presentation:style-name="a810" draw:name="Textplatzhalter 2" svg:x="0.78993in" svg:y="1.2769in" svg:width="8.5in" svg:height="1.23047in" presentation:class="outline" presentation:placeholder="true">
          <draw:text-box/>
          <svg:desc/>
        </draw:frame>
      </draw:page>
      <draw:page draw:name="Slide4" draw:style-name="a811" draw:master-page-name="Master1-Layout4-cust-Zwei-Inhalte" presentation:presentation-page-layout-name="Master1-PPL4">
        <draw:frame draw:id="id78" presentation:style-name="a812" draw:name="Inhaltsplatzhalter 1" svg:x="0.5in" svg:y="1.3125in" svg:width="4.41667in" svg:height="3.71224in" presentation:class="outline" presentation:placeholder="true">
          <draw:text-box/>
          <svg:desc/>
        </draw:frame>
        <draw:frame draw:id="id79" presentation:style-name="a813" draw:name="Inhaltsplatzhalter 2" svg:x="5.08333in" svg:y="1.3125in" svg:width="4.41667in" svg:height="3.71224in" presentation:class="outline" presentation:placeholder="true">
          <draw:text-box/>
          <svg:desc/>
        </draw:frame>
      </draw:page>
      <draw:page draw:name="Slide5" draw:style-name="a814" draw:master-page-name="Master1-Layout5-twoTxTwoObj-Vergleich" presentation:presentation-page-layout-name="Master1-PPL5">
        <draw:frame draw:id="id80" presentation:style-name="a815" draw:name="Titel 1" svg:x="0in" svg:y="0in" svg:width="10in" svg:height="0.50909in" presentation:class="title" presentation:placeholder="true">
          <draw:text-box/>
          <svg:desc/>
        </draw:frame>
        <draw:frame draw:id="id81" presentation:style-name="a816" draw:name="Textplatzhalter 2" svg:x="0.5in" svg:y="1.25912in" svg:width="4.4184in" svg:height="0.52474in" presentation:class="outline" presentation:placeholder="true">
          <draw:text-box/>
          <svg:desc/>
        </draw:frame>
        <draw:frame draw:id="id82" presentation:style-name="a817" draw:name="Inhaltsplatzhalter 3" svg:x="0.5in" svg:y="1.78385in" svg:width="4.4184in" svg:height="3.24089in" presentation:class="outline" presentation:placeholder="true">
          <draw:text-box/>
          <svg:desc/>
        </draw:frame>
        <draw:frame draw:id="id83" presentation:style-name="a818" draw:name="Textplatzhalter 4" svg:x="5.07986in" svg:y="1.25912in" svg:width="4.42014in" svg:height="0.52474in" presentation:class="outline" presentation:placeholder="true">
          <draw:text-box/>
          <svg:desc/>
        </draw:frame>
        <draw:frame draw:id="id84" presentation:style-name="a819" draw:name="Inhaltsplatzhalter 5" svg:x="5.07986in" svg:y="1.78385in" svg:width="4.42014in" svg:height="3.24089in" presentation:class="outline" presentation:placeholder="true">
          <draw:text-box/>
          <svg:desc/>
        </draw:frame>
      </draw:page>
      <draw:page draw:name="Slide6" draw:style-name="a820" draw:master-page-name="Master1-Layout6-titleOnly-Nur-Titel" presentation:presentation-page-layout-name="Master1-PPL6">
        <draw:frame draw:id="id85" presentation:style-name="a821" draw:name="Titel 1" svg:x="0in" svg:y="0in" svg:width="10in" svg:height="0.50909in" presentation:class="title" presentation:placeholder="true">
          <draw:text-box/>
          <svg:desc/>
        </draw:frame>
      </draw:page>
      <draw:page draw:name="Slide7" draw:style-name="a822" draw:master-page-name="Master1-Layout7-blank-Leer" presentation:presentation-page-layout-name="Master1-PPL7"/>
      <draw:page draw:name="Slide8" draw:style-name="a823" draw:master-page-name="Master1-Layout8-objTx-Inhalt-mit-Überschrift" presentation:presentation-page-layout-name="Master1-PPL8">
        <draw:frame draw:id="id86" presentation:style-name="a824" draw:name="Titel 1" svg:x="0.51131in" svg:y="0.8044in" svg:width="3.28993in" svg:height="0.95313in" presentation:class="title" presentation:placeholder="true">
          <draw:text-box/>
          <svg:desc/>
        </draw:frame>
        <draw:frame draw:id="id87" presentation:style-name="a825" draw:name="Inhaltsplatzhalter 2" svg:x="3.90972in" svg:y="0.8044in" svg:width="5.59028in" svg:height="4.22034in" presentation:class="outline" presentation:placeholder="true">
          <draw:text-box/>
          <svg:desc/>
        </draw:frame>
        <draw:frame draw:id="id88" presentation:style-name="a826" draw:name="Textplatzhalter 3" svg:x="0.5in" svg:y="1.92658in" svg:width="3.28993in" svg:height="3.09816in" presentation:class="outline" presentation:placeholder="true">
          <draw:text-box/>
          <svg:desc/>
        </draw:frame>
      </draw:page>
      <draw:page draw:name="Slide9" draw:style-name="a827" draw:master-page-name="Master1-Layout9-picTx-Bild-mit-Überschrift" presentation:presentation-page-layout-name="Master1-PPL9">
        <draw:frame draw:id="id89" presentation:style-name="a828" draw:name="Titel 1" svg:x="0.51131in" svg:y="3.9375in" svg:width="8.97738in" svg:height="0.46967in" presentation:class="title" presentation:placeholder="true">
          <draw:text-box/>
          <svg:desc/>
        </draw:frame>
        <draw:frame draw:id="id90" presentation:style-name="a829" draw:name="Bildplatzhalter 2" svg:x="0.51131in" svg:y="0.8044in" svg:width="8.97738in" svg:height="3.0732in" presentation:class="graphic" presentation:placeholder="true">
          <svg:desc/>
        </draw:frame>
        <draw:frame draw:id="id91" presentation:style-name="a830" draw:name="Textplatzhalter 3" svg:x="0.51131in" svg:y="4.40234in" svg:width="8.97738in" svg:height="0.59544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1.7474in" svg:width="8.5in" svg:height="1.20573in"/>
      <presentation:placeholder presentation:object="subtitle" svg:x="1.5in" svg:y="3.1875in" svg:width="7in" svg:height="1.4375in"/>
    </style:presentation-page-layout>
    <style:presentation-page-layout style:name="Master1-PPL2" style:display-name="Titel und Inhalt">
      <presentation:placeholder presentation:object="object" svg:x="0.5in" svg:y="1.3125in" svg:width="9in" svg:height="3.71224in"/>
      <presentation:placeholder presentation:object="title" svg:x="0in" svg:y="0in" svg:width="10in" svg:height="0.50909in"/>
    </style:presentation-page-layout>
    <style:presentation-page-layout style:name="Master1-PPL3" style:display-name="Abschnittsüberschrift">
      <presentation:placeholder presentation:object="title" svg:x="0.78993in" svg:y="2.87156in" svg:width="8.5in" svg:height="1.11719in"/>
      <presentation:placeholder presentation:object="outline" svg:x="0.78993in" svg:y="1.2769in" svg:width="8.5in" svg:height="1.23047in"/>
    </style:presentation-page-layout>
    <style:presentation-page-layout style:name="Master1-PPL4" style:display-name="Zwei Inhalte">
      <presentation:placeholder presentation:object="object" svg:x="0.5in" svg:y="1.3125in" svg:width="4.41667in" svg:height="3.71224in"/>
      <presentation:placeholder presentation:object="object" svg:x="5.08333in" svg:y="1.3125in" svg:width="4.41667in" svg:height="3.71224in"/>
    </style:presentation-page-layout>
    <style:presentation-page-layout style:name="Master1-PPL5" style:display-name="Vergleich">
      <presentation:placeholder presentation:object="title" svg:x="0in" svg:y="0in" svg:width="10in" svg:height="0.50909in"/>
      <presentation:placeholder presentation:object="outline" svg:x="0.5in" svg:y="1.25912in" svg:width="4.4184in" svg:height="0.52474in"/>
      <presentation:placeholder presentation:object="object" svg:x="0.5in" svg:y="1.78385in" svg:width="4.4184in" svg:height="3.24089in"/>
      <presentation:placeholder presentation:object="outline" svg:x="5.07986in" svg:y="1.25912in" svg:width="4.42014in" svg:height="0.52474in"/>
      <presentation:placeholder presentation:object="object" svg:x="5.07986in" svg:y="1.78385in" svg:width="4.42014in" svg:height="3.24089in"/>
    </style:presentation-page-layout>
    <style:presentation-page-layout style:name="Master1-PPL6" style:display-name="Nur Titel">
      <presentation:placeholder presentation:object="title" svg:x="0in" svg:y="0in" svg:width="10in" svg:height="0.50909in"/>
    </style:presentation-page-layout>
    <style:presentation-page-layout style:name="Master1-PPL7" style:display-name="Leer"/>
    <style:presentation-page-layout style:name="Master1-PPL8" style:display-name="Inhalt mit Überschrift">
      <presentation:placeholder presentation:object="title" svg:x="0.51131in" svg:y="0.8044in" svg:width="3.28993in" svg:height="0.95313in"/>
      <presentation:placeholder presentation:object="object" svg:x="3.90972in" svg:y="0.8044in" svg:width="5.59028in" svg:height="4.22034in"/>
      <presentation:placeholder presentation:object="outline" svg:x="0.5in" svg:y="1.92658in" svg:width="3.28993in" svg:height="3.09816in"/>
    </style:presentation-page-layout>
    <style:presentation-page-layout style:name="Master1-PPL9" style:display-name="Bild mit Überschrift">
      <presentation:placeholder presentation:object="title" svg:x="0.51131in" svg:y="3.9375in" svg:width="8.97738in" svg:height="0.46967in"/>
      <presentation:placeholder presentation:object="graphic" svg:x="0.51131in" svg:y="0.8044in" svg:width="8.97738in" svg:height="3.0732in"/>
      <presentation:placeholder presentation:object="outline" svg:x="0.51131in" svg:y="4.40234in" svg:width="8.97738in" svg:height="0.59544in"/>
    </style:presentation-page-layout>
    <style:style style:family="graphic" style:name="Graphics"/>
    <style:default-style style:family="graphic">
      <style:graphic-properties draw:fill="solid" draw:fill-color="#00b2a5" draw:opacity="100%" draw:stroke="solid" svg:stroke-width="0.02778in" svg:stroke-color="#008278" svg:stroke-opacity="100%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 0in 0in 0in)" draw:stroke="none"/>
    </style:style>
    <style:style style:family="graphic" style:name="a722" style:parent-style-name="Graphics">
      <style:graphic-properties draw:fill="none" fo:clip="rect(0in 0in 0in 0in)" draw:stroke="none"/>
    </style:style>
    <style:style style:family="text" style:name="a723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 style:parent-style-name="Graphics">
      <style:graphic-properties draw:fill="none" fo:clip="rect(0in 0in 0in 0in)" draw:stroke="non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 style:parent-style-name="Graphics">
      <style:graphic-properties draw:fill="none" fo:clip="rect(0in 0in 0in 0in)" draw:stroke="none"/>
    </style:style>
    <style:style style:family="text" style:name="a4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 style:parent-style-name="Graphics">
      <style:graphic-properties draw:fill="none" fo:clip="rect(0in 0in 0in 0in)" draw:stroke="none"/>
    </style:style>
    <style:style style:family="graphic" style:name="a287" style:parent-style-name="Graphics">
      <style:graphic-properties draw:fill="none" fo:clip="rect(0in 0in 0in 0in)" draw:stroke="non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 style:parent-style-name="Graphics">
      <style:graphic-properties draw:fill="none" fo:clip="rect(0in 0in 0in 0in)" draw:stroke="non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draw:fill="none" fo:clip="rect(0in 0in 0in 0in)" draw:stroke="none"/>
    </style:style>
    <style:style style:family="text" style:name="a6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fo:clip="rect(0in 0in 0in 0in)" draw:stroke="none"/>
    </style:style>
    <style:style style:family="graphic" style:name="a631" style:parent-style-name="Graphics">
      <style:graphic-properties draw:fill="none" fo:clip="rect(0in 0in 0in 0in)" draw:stroke="none"/>
    </style:style>
    <style:style style:family="text" style:name="a632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 style:parent-style-name="Graphics">
      <style:graphic-properties draw:fill="none" fo:clip="rect(0in 0in 0in 0in)" draw:stroke="none"/>
    </style:style>
    <style:style style:family="text" style:name="a6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draw:fill="none" fo:clip="rect(0in 0in 0in 0in)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 style:parent-style-name="Graphics">
      <style:graphic-properties draw:fill="none" fo:clip="rect(0in 0in 0in 0in)" draw:stroke="none"/>
    </style:style>
    <style:style style:family="graphic" style:name="a63" style:parent-style-name="Graphics">
      <style:graphic-properties draw:fill="none" fo:clip="rect(0in 0in 0in 0in)" draw:stroke="none"/>
    </style:style>
    <style:style style:family="paragraph" style:name="a6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 style:parent-style-name="Graphics">
      <style:graphic-properties draw:fill="none" fo:clip="rect(0in 0in 0in 0in)" draw:stroke="none"/>
    </style:style>
    <style:style style:family="text" style:name="a85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 style:parent-style-name="Graphics">
      <style:graphic-properties draw:fill="none" fo:clip="rect(0in 0in 0in 0in)" draw:stroke="none"/>
    </style:style>
    <style:style style:family="text" style:name="a86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6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 style:parent-style-name="Graphics">
      <style:graphic-properties draw:fill="none" fo:clip="rect(0in 0in 0in 0in)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 style:parent-style-name="Graphics">
      <style:graphic-properties draw:fill="none" fo:clip="rect(0in 0in 0in 0in)" draw:stroke="non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4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 style:parent-style-name="Graphics">
      <style:graphic-properties draw:fill="none" fo:clip="rect(0in 0in 0in 0in)" draw:stroke="none"/>
    </style:style>
    <style:style style:family="text" style:name="a215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fo:clip="rect(0in 0in 0in 0in)" draw:stroke="none"/>
    </style:style>
    <style:style style:family="text" style:name="a216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prd_presentation_brown-bar" style:page-layout-name="pageLayout1" draw:style-name="a0">
      <draw:custom-shape svg:x="0in" svg:y="0in" svg:width="10in" svg:height="0.50909in" draw:id="id0" draw:style-name="a3" draw:name="Rechteck 9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14" draw:name="Titelplatzhalter 1" svg:x="0in" svg:y="0in" svg:width="10in" svg:height="0.50909in" presentation:class="title" presentation:placeholder="false">
        <draw:text-box>
          <text:p text:style-name="a13" text:class-names="" text:cond-style-name=""><text:span text:style-name="a4" text:class-names="">Please</text:span><text:span text:style-name="a5" text:class-names=""><text:s text:c="1"/></text:span><text:span text:style-name="a6" text:class-names="">add</text:span><text:span text:style-name="a7" text:class-names=""><text:s text:c="1"/></text:span><text:span text:style-name="a8" text:class-names="">your</text:span><text:span text:style-name="a9" text:class-names=""> Headline<text:s text:c="1"/></text:span><text:span text:style-name="a10" text:class-names="">here</text:span><text:span text:style-name="a11" text:class-names=""><text:s text:c="1"/></text:span><text:span text:style-name="a12" text:class-names=""/></text:p>
        </draw:text-box>
        <svg:desc/>
      </draw:frame>
      <draw:frame draw:id="id2" draw:style-name="a18" draw:name="Textfeld 12" svg:x="0in" svg:y="5.29309in" svg:width="10in" svg:height="0.30293in">
        <draw:text-box>
          <text:p text:style-name="a17" text:class-names="" text:cond-style-name=""><text:span text:style-name="a15" text:class-names=""><text:page-number style:num-format="1" text:fixed="false">‹Nr.›</text:page-number></text:span><text:span text:style-name="a16" text:class-names=""/></text:p>
        </draw:text-box>
        <svg:desc/>
      </draw:frame>
      <draw:frame draw:id="id3" draw:style-name="a19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" draw:style-name="a20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presentation:notes style:page-layout-name="pageLayout2" draw:style-name="a53">
        <draw:frame draw:id="id5" presentation:style-name="a23" draw:name="Kopfzeilenplatzhalter 1" svg:x="0in" svg:y="0in" svg:width="3.25in" svg:height="0.5in" presentation:class="header" presentation:placeholder="false">
          <draw:text-box>
            <text:p text:style-name="a22" text:class-names="" text:cond-style-name=""><text:span text:style-name="a21" text:class-names=""/></text:p>
          </draw:text-box>
          <svg:desc/>
        </draw:frame>
        <draw:frame draw:id="id6" presentation:style-name="a28" draw:name="Datumsplatzhalter 2" svg:x="4.24826in" svg:y="0in" svg:width="3.25in" svg:height="0.5in" presentation:class="date-time" presentation:placeholder="false">
          <draw:text-box>
            <text:p text:style-name="a27" text:class-names="" text:cond-style-name=""><text:span text:style-name="a24" text:class-names=""><text:date text:fixed="false" style:data-style-name="a25">12.06.2013</text:date></text:span><text:span text:style-name="a26" text:class-names=""/></text:p>
          </draw:text-box>
          <svg:desc/>
        </draw:frame>
        <draw:page-thumbnail svg:x="0.41667in" svg:y="0.75in" svg:width="6.66667in" svg:height="3.75in" presentation:class="page" draw:id="id7" presentation:style-name="a29" draw:name="Folienbildplatzhalter 3">
          <svg:desc/>
        </draw:page-thumbnail>
        <draw:frame draw:id="id8" presentation:style-name="a45" draw:name="Notizenplatzhalter 4" svg:x="0.75in" svg:y="4.75in" svg:width="6in" svg:height="4.5in" presentation:class="notes" presentation:placeholder="false">
          <draw:text-box>
            <text:p text:style-name="a31" text:class-names="" text:cond-style-name=""><text:span text:style-name="a30" text:class-names="">Textmasterformate durch Klicken bearbeiten</text:span></text:p>
            <text:list text:style-name="a34">
              <text:list-item>
                <text:list text:style-name="a34">
                  <text:list-item>
                    <text:p text:style-name="a33" text:class-names="" text:cond-style-name=""><text:span text:style-name="a32" text:class-names="">Zweite Ebene</text:span></text:p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p text:style-name="a36" text:class-names="" text:cond-style-name=""><text:span text:style-name="a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list text:style-name="a40">
                          <text:list-item>
                            <text:p text:style-name="a39" text:class-names="" text:cond-style-name=""><text:span text:style-name="a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list text:style-name="a44">
                              <text:list-item>
                                <text:p text:style-name="a43" text:class-names="" text:cond-style-name=""><text:span text:style-name="a41" text:class-names="">Fünfte Ebene</text:span><text:span text:style-name="a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8" draw:name="Fußzeilenplatzhalter 5" svg:x="0in" svg:y="9.49826in" svg:width="3.25in" svg:height="0.5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desc/>
        </draw:frame>
        <draw:frame draw:id="id10" presentation:style-name="a52" draw:name="Foliennummernplatzhalter 6" svg:x="4.24826in" svg:y="9.49826in" svg:width="3.25in" svg:height="0.5in" presentation:class="page-number" presentation:placeholder="false">
          <draw:text-box>
            <text:p text:style-name="a51" text:class-names="" text:cond-style-name=""><text:span text:style-name="a49" text:class-names=""><text:page-number style:num-format="1" text:fixed="false">‹Nr.›</text:page-number></text:span><text:span text:style-name="a50" text:class-names=""/></text:p>
          </draw:text-box>
          <svg:desc/>
        </draw:frame>
      </presentation:notes>
    </style:master-page>
    <style:master-page style:name="Master1-Layout1-title-Titelfolie" style:page-layout-name="pageLayout1" draw:style-name="a54">
      <draw:custom-shape svg:x="0in" svg:y="0in" svg:width="10in" svg:height="0.50909in" draw:id="id11" draw:layer="Master1-bg" draw:style-name="a57" draw:name="Rechteck 3">
        <svg:desc/>
        <text:p text:style-name="a56" text:class-names="" text:cond-style-name=""><text:span text:style-name="a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draw:layer="Master1-bg" draw:style-name="a61" draw:name="Textfeld 4" svg:x="0in" svg:y="5.29309in" svg:width="10in" svg:height="0.30293in">
        <draw:text-box>
          <text:p text:style-name="a60" text:class-names="" text:cond-style-name=""><text:span text:style-name="a58" text:class-names=""><text:page-number style:num-format="1" text:fixed="false">‹Nr.›</text:page-number></text:span><text:span text:style-name="a59" text:class-names=""/></text:p>
        </draw:text-box>
        <svg:desc/>
      </draw:frame>
      <draw:frame draw:id="id13" draw:layer="Master1-bg" draw:style-name="a62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14" draw:layer="Master1-bg" draw:style-name="a63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15" presentation:style-name="a73" draw:name="Titel 1" svg:x="0.75in" svg:y="1.7474in" svg:width="8.5in" svg:height="1.20573in" presentation:class="title" presentation:placeholder="false">
        <draw:text-box>
          <text:p text:style-name="a72" text:class-names="" text:cond-style-name=""><text:span text:style-name="a64" text:class-names="">Please</text:span><text:span text:style-name="a65" text:class-names=""><text:s text:c="1"/></text:span><text:span text:style-name="a66" text:class-names="">add</text:span><text:span text:style-name="a67" text:class-names=""><text:s text:c="1"/></text:span><text:span text:style-name="a68" text:class-names="">your</text:span><text:span text:style-name="a69" text:class-names=""> Headline<text:s text:c="1"/></text:span><text:span text:style-name="a70" text:class-names="">here</text:span><text:span text:style-name="a71" text:class-names=""/></text:p>
        </draw:text-box>
        <svg:desc/>
      </draw:frame>
      <draw:frame draw:id="id16" presentation:style-name="a89" draw:name="Untertitel 2" svg:x="1.5in" svg:y="3.1875in" svg:width="7in" svg:height="1.4375in" presentation:class="subtitle" presentation:placeholder="false">
        <draw:text-box>
          <text:p text:style-name="a88" text:class-names="" text:cond-style-name=""><text:span text:style-name="a74" text:class-names="">Please</text:span><text:span text:style-name="a75" text:class-names=""><text:s text:c="1"/></text:span><text:span text:style-name="a76" text:class-names="">add</text:span><text:span text:style-name="a77" text:class-names=""><text:s text:c="1"/></text:span><text:span text:style-name="a78" text:class-names="">your</text:span><text:span text:style-name="a79" text:class-names=""><text:s text:c="1"/></text:span><text:span text:style-name="a80" text:class-names="">text</text:span><text:span text:style-name="a81" text:class-names=""><text:s text:c="1"/></text:span><text:span text:style-name="a82" text:class-names="">or</text:span><text:span text:style-name="a83" text:class-names=""><text:s text:c="1"/></text:span><text:span text:style-name="a84" text:class-names="">subheadline</text:span><text:span text:style-name="a85" text:class-names=""><text:s text:c="1"/></text:span><text:span text:style-name="a86" text:class-names="">here</text:span><text:span text:style-name="a87" text:class-names=""/></text:p>
        </draw:text-box>
        <svg:desc/>
      </draw:frame>
      <presentation:notes style:page-layout-name="pageLayout2" draw:style-name="a122">
        <draw:frame draw:id="id5" presentation:style-name="a92" draw:name="Kopfzeilenplatzhalter 1" svg:x="0in" svg:y="0in" svg:width="3.25in" svg:height="0.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desc/>
        </draw:frame>
        <draw:frame draw:id="id6" presentation:style-name="a97" draw:name="Datumsplatzhalter 2" svg:x="4.24826in" svg:y="0in" svg:width="3.25in" svg:height="0.5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12.06.2013</text:date></text:span><text:span text:style-name="a95" text:class-names=""/></text:p>
          </draw:text-box>
          <svg:desc/>
        </draw:frame>
        <draw:page-thumbnail svg:x="0.41667in" svg:y="0.75in" svg:width="6.66667in" svg:height="3.75in" presentation:class="page" draw:id="id7" presentation:style-name="a98" draw:name="Folienbildplatzhalter 3">
          <svg:desc/>
        </draw:page-thumbnail>
        <draw:frame draw:id="id8" presentation:style-name="a114" draw:name="Notizenplatzhalter 4" svg:x="0.75in" svg:y="4.75in" svg:width="6in" svg:height="4.5in" presentation:class="notes" presentation:placeholder="false">
          <draw:text-box>
            <text:p text:style-name="a100" text:class-names="" text:cond-style-name=""><text:span text:style-name="a99" text:class-names="">Textmasterformate durch Klicken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ünfte Ebene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17" draw:name="Fußzeilenplatzhalter 5" svg:x="0in" svg:y="9.49826in" svg:width="3.25in" svg:height="0.5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desc/>
        </draw:frame>
        <draw:frame draw:id="id10" presentation:style-name="a121" draw:name="Foliennummernplatzhalter 6" svg:x="4.24826in" svg:y="9.49826in" svg:width="3.25in" svg:height="0.5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Nr.›</text:page-number></text:span><text:span text:style-name="a119" text:class-names=""/></text:p>
          </draw:text-box>
          <svg:desc/>
        </draw:frame>
      </presentation:notes>
    </style:master-page>
    <style:master-page style:name="Master1-Layout2-cust-Titel-und-Inhalt" style:page-layout-name="pageLayout1" draw:style-name="a123">
      <draw:custom-shape svg:x="0in" svg:y="0in" svg:width="10in" svg:height="0.50909in" draw:id="id17" draw:layer="Master1-bg" draw:style-name="a126" draw:name="Rechteck 3"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130" draw:name="Textfeld 4" svg:x="0in" svg:y="5.29309in" svg:width="10in" svg:height="0.30293in">
        <draw:text-box>
          <text:p text:style-name="a129" text:class-names="" text:cond-style-name=""><text:span text:style-name="a127" text:class-names=""><text:page-number style:num-format="1" text:fixed="false">‹Nr.›</text:page-number></text:span><text:span text:style-name="a128" text:class-names=""/></text:p>
        </draw:text-box>
        <svg:desc/>
      </draw:frame>
      <draw:frame draw:id="id19" draw:layer="Master1-bg" draw:style-name="a131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0" draw:layer="Master1-bg" draw:style-name="a132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21" presentation:style-name="a165" draw:name="Inhaltsplatzhalter 2" svg:x="0.5in" svg:y="1.3125in" svg:width="9in" svg:height="3.71224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33" text:class-names="">Please</text:span><text:span text:style-name="a134" text:class-names=""><text:s text:c="1"/></text:span><text:span text:style-name="a135" text:class-names="">add</text:span><text:span text:style-name="a136" text:class-names=""><text:s text:c="1"/></text:span><text:span text:style-name="a137" text:class-names="">your</text:span><text:span text:style-name="a138" text:class-names=""><text:s text:c="1"/></text:span><text:span text:style-name="a139" text:class-names="">text</text:span><text:span text:style-name="a140" text:class-names=""><text:s text:c="1"/></text:span><text:span text:style-name="a141" text:class-names="">here</text:span><text:span text:style-name="a142" text:class-names=""/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5" text:class-names="">2nd<text:s text:c="1"/></text:span><text:span text:style-name="a146" text:class-names="">Bulletpoint</text:span><text:span text:style-name="a147" text:class-names=""/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0" text:class-names="">3rd<text:s text:c="1"/></text:span><text:span text:style-name="a151" text:class-names="">Bulletpoint</text:span><text:span text:style-name="a152" text:class-names=""/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5" text:class-names="">4th<text:s text:c="1"/></text:span><text:span text:style-name="a156" text:class-names="">Bulletpoint</text:span><text:span text:style-name="a157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0" text:class-names="">5th<text:s text:c="1"/></text:span><text:span text:style-name="a161" text:class-names="">Bulletpoint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69" draw:name="Titelplatzhalter 1" svg:x="0in" svg:y="0in" svg:width="10in" svg:height="0.50909in" presentation:class="title" presentation:placeholder="false">
        <draw:text-box>
          <text:p text:style-name="a168" text:class-names="" text:cond-style-name=""><text:span text:style-name="a166" text:class-names="">Titelmasterformat durch Klicken bearbeiten</text:span><text:span text:style-name="a167" text:class-names=""/></text:p>
        </draw:text-box>
        <svg:desc/>
      </draw:frame>
      <presentation:notes style:page-layout-name="pageLayout2" draw:style-name="a202">
        <draw:frame draw:id="id5" presentation:style-name="a172" draw:name="Kopfzeilenplatzhalter 1" svg:x="0in" svg:y="0in" svg:width="3.25in" svg:height="0.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desc/>
        </draw:frame>
        <draw:frame draw:id="id6" presentation:style-name="a177" draw:name="Datumsplatzhalter 2" svg:x="4.24826in" svg:y="0in" svg:width="3.25in" svg:height="0.5in" presentation:class="date-time" presentation:placeholder="false">
          <draw:text-box>
            <text:p text:style-name="a176" text:class-names="" text:cond-style-name=""><text:span text:style-name="a173" text:class-names=""><text:date text:fixed="false" style:data-style-name="a174">12.06.2013</text:date></text:span><text:span text:style-name="a175" text:class-names=""/></text:p>
          </draw:text-box>
          <svg:desc/>
        </draw:frame>
        <draw:page-thumbnail svg:x="0.41667in" svg:y="0.75in" svg:width="6.66667in" svg:height="3.75in" presentation:class="page" draw:id="id7" presentation:style-name="a178" draw:name="Folienbildplatzhalter 3">
          <svg:desc/>
        </draw:page-thumbnail>
        <draw:frame draw:id="id8" presentation:style-name="a194" draw:name="Notizenplatzhalter 4" svg:x="0.75in" svg:y="4.75in" svg:width="6in" svg:height="4.5in" presentation:class="notes" presentation:placeholder="false">
          <draw:text-box>
            <text:p text:style-name="a180" text:class-names="" text:cond-style-name=""><text:span text:style-name="a179" text:class-names="">Textmasterformate durch Klicken bearbeiten</text:span></text:p>
            <text:list text:style-name="a183">
              <text:list-item>
                <text:list text:style-name="a183">
                  <text:list-item>
                    <text:p text:style-name="a182" text:class-names="" text:cond-style-name=""><text:span text:style-name="a181" text:class-names="">Zweite Ebene</text:span></text:p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p text:style-name="a185" text:class-names="" text:cond-style-name=""><text:span text:style-name="a1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p text:style-name="a188" text:class-names="" text:cond-style-name=""><text:span text:style-name="a1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list text:style-name="a193">
                              <text:list-item>
                                <text:p text:style-name="a192" text:class-names="" text:cond-style-name=""><text:span text:style-name="a190" text:class-names="">Fünfte Ebene</text:span><text:span text:style-name="a1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97" draw:name="Fußzeilenplatzhalter 5" svg:x="0in" svg:y="9.49826in" svg:width="3.25in" svg:height="0.5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desc/>
        </draw:frame>
        <draw:frame draw:id="id10" presentation:style-name="a201" draw:name="Foliennummernplatzhalter 6" svg:x="4.24826in" svg:y="9.49826in" svg:width="3.25in" svg:height="0.5in" presentation:class="page-number" presentation:placeholder="false">
          <draw:text-box>
            <text:p text:style-name="a200" text:class-names="" text:cond-style-name=""><text:span text:style-name="a198" text:class-names=""><text:page-number style:num-format="1" text:fixed="false">‹Nr.›</text:page-number></text:span><text:span text:style-name="a199" text:class-names=""/></text:p>
          </draw:text-box>
          <svg:desc/>
        </draw:frame>
      </presentation:notes>
    </style:master-page>
    <style:master-page style:name="Master1-Layout3-secHead-Abschnittsüberschrift" style:page-layout-name="pageLayout1" draw:style-name="a203">
      <draw:custom-shape svg:x="0in" svg:y="0in" svg:width="10in" svg:height="0.50909in" draw:id="id23" draw:layer="Master1-bg" draw:style-name="a206" draw:name="Rechteck 4"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layer="Master1-bg" draw:style-name="a210" draw:name="Textfeld 5" svg:x="0in" svg:y="5.29309in" svg:width="10in" svg:height="0.30293in">
        <draw:text-box>
          <text:p text:style-name="a209" text:class-names="" text:cond-style-name=""><text:span text:style-name="a207" text:class-names=""><text:page-number style:num-format="1" text:fixed="false">‹Nr.›</text:page-number></text:span><text:span text:style-name="a208" text:class-names=""/></text:p>
        </draw:text-box>
        <svg:desc/>
      </draw:frame>
      <draw:frame draw:id="id25" draw:layer="Master1-bg" draw:style-name="a211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6" draw:layer="Master1-bg" draw:style-name="a212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27" presentation:style-name="a220" draw:name="Titel 1" svg:x="0.78993in" svg:y="2.87156in" svg:width="8.5in" svg:height="1.11719in" presentation:class="title" presentation:placeholder="false">
        <draw:text-box>
          <text:p text:style-name="a219" text:class-names="" text:cond-style-name=""><text:span text:style-name="a213" text:class-names="">Please</text:span><text:span text:style-name="a214" text:class-names=""> Add<text:s text:c="1"/></text:span><text:span text:style-name="a215" text:class-names="">your</text:span><text:span text:style-name="a216" text:class-names=""><text:line-break/>Headline<text:s text:c="1"/></text:span><text:span text:style-name="a217" text:class-names="">here</text:span><text:span text:style-name="a218" text:class-names=""/></text:p>
        </draw:text-box>
        <svg:desc/>
      </draw:frame>
      <draw:frame draw:id="id28" presentation:style-name="a233" draw:name="Textplatzhalter 2" svg:x="0.78993in" svg:y="1.2769in" svg:width="8.5in" svg:height="1.23047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21" text:class-names="">Please</text:span><text:span text:style-name="a222" text:class-names=""><text:s text:c="1"/></text:span><text:span text:style-name="a223" text:class-names="">add</text:span><text:span text:style-name="a224" text:class-names=""><text:s text:c="1"/></text:span><text:span text:style-name="a225" text:class-names="">your</text:span><text:span text:style-name="a226" text:class-names=""><text:s text:c="1"/></text:span><text:span text:style-name="a227" text:class-names="">text</text:span><text:span text:style-name="a228" text:class-names=""><text:s text:c="1"/></text:span><text:span text:style-name="a229" text:class-names="">here</text:span><text:span text:style-name="a230" text:class-names=""/></text:p>
            </text:list-item>
          </text:list>
        </draw:text-box>
        <svg:desc/>
      </draw:frame>
      <draw:frame draw:id="id29" draw:style-name="a244" draw:name="Titelplatzhalter 1" svg:x="0in" svg:y="0in" svg:width="10in" svg:height="0.50909in">
        <draw:text-box>
          <text:p text:style-name="a243" text:class-names="" text:cond-style-name=""><text:span text:style-name="a234" text:class-names="">Please</text:span><text:span text:style-name="a235" text:class-names=""><text:s text:c="1"/></text:span><text:span text:style-name="a236" text:class-names="">add</text:span><text:span text:style-name="a237" text:class-names=""><text:s text:c="1"/></text:span><text:span text:style-name="a238" text:class-names="">your</text:span><text:span text:style-name="a239" text:class-names=""> Headline<text:s text:c="1"/></text:span><text:span text:style-name="a240" text:class-names="">here</text:span><text:span text:style-name="a241" text:class-names=""><text:s text:c="1"/></text:span><text:span text:style-name="a242" text:class-names=""/></text:p>
        </draw:text-box>
        <svg:desc/>
      </draw:frame>
      <presentation:notes style:page-layout-name="pageLayout2" draw:style-name="a277">
        <draw:frame draw:id="id5" presentation:style-name="a247" draw:name="Kopfzeilenplatzhalter 1" svg:x="0in" svg:y="0in" svg:width="3.25in" svg:height="0.5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desc/>
        </draw:frame>
        <draw:frame draw:id="id6" presentation:style-name="a252" draw:name="Datumsplatzhalter 2" svg:x="4.24826in" svg:y="0in" svg:width="3.25in" svg:height="0.5in" presentation:class="date-time" presentation:placeholder="false">
          <draw:text-box>
            <text:p text:style-name="a251" text:class-names="" text:cond-style-name=""><text:span text:style-name="a248" text:class-names=""><text:date text:fixed="false" style:data-style-name="a249">12.06.2013</text:date></text:span><text:span text:style-name="a250" text:class-names=""/></text:p>
          </draw:text-box>
          <svg:desc/>
        </draw:frame>
        <draw:page-thumbnail svg:x="0.41667in" svg:y="0.75in" svg:width="6.66667in" svg:height="3.75in" presentation:class="page" draw:id="id7" presentation:style-name="a253" draw:name="Folienbildplatzhalter 3">
          <svg:desc/>
        </draw:page-thumbnail>
        <draw:frame draw:id="id8" presentation:style-name="a269" draw:name="Notizenplatzhalter 4" svg:x="0.75in" svg:y="4.75in" svg:width="6in" svg:height="4.5in" presentation:class="notes" presentation:placeholder="false">
          <draw:text-box>
            <text:p text:style-name="a255" text:class-names="" text:cond-style-name=""><text:span text:style-name="a254" text:class-names="">Textmasterformate durch Klicken bearbeiten</text:span></text:p>
            <text:list text:style-name="a258">
              <text:list-item>
                <text:list text:style-name="a258">
                  <text:list-item>
                    <text:p text:style-name="a257" text:class-names="" text:cond-style-name=""><text:span text:style-name="a256" text:class-names="">Zweite Ebene</text:span></text:p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p text:style-name="a260" text:class-names="" text:cond-style-name=""><text:span text:style-name="a2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p text:style-name="a263" text:class-names="" text:cond-style-name=""><text:span text:style-name="a2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list text:style-name="a268">
                              <text:list-item>
                                <text:p text:style-name="a267" text:class-names="" text:cond-style-name=""><text:span text:style-name="a265" text:class-names="">Fünfte Ebene</text:span><text:span text:style-name="a2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72" draw:name="Fußzeilenplatzhalter 5" svg:x="0in" svg:y="9.49826in" svg:width="3.25in" svg:height="0.5in" presentation:class="footer" presentation:placeholder="false">
          <draw:text-box>
            <text:p text:style-name="a271" text:class-names="" text:cond-style-name=""><text:span text:style-name="a270" text:class-names=""/></text:p>
          </draw:text-box>
          <svg:desc/>
        </draw:frame>
        <draw:frame draw:id="id10" presentation:style-name="a276" draw:name="Foliennummernplatzhalter 6" svg:x="4.24826in" svg:y="9.49826in" svg:width="3.25in" svg:height="0.5in" presentation:class="page-number" presentation:placeholder="false">
          <draw:text-box>
            <text:p text:style-name="a275" text:class-names="" text:cond-style-name=""><text:span text:style-name="a273" text:class-names=""><text:page-number style:num-format="1" text:fixed="false">‹Nr.›</text:page-number></text:span><text:span text:style-name="a274" text:class-names=""/></text:p>
          </draw:text-box>
          <svg:desc/>
        </draw:frame>
      </presentation:notes>
    </style:master-page>
    <style:master-page style:name="Master1-Layout4-cust-Zwei-Inhalte" style:page-layout-name="pageLayout1" draw:style-name="a278">
      <draw:custom-shape svg:x="0in" svg:y="0in" svg:width="10in" svg:height="0.50909in" draw:id="id30" draw:layer="Master1-bg" draw:style-name="a281" draw:name="Rechteck 4"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draw:layer="Master1-bg" draw:style-name="a285" draw:name="Textfeld 5" svg:x="0in" svg:y="5.29309in" svg:width="10in" svg:height="0.30293in">
        <draw:text-box>
          <text:p text:style-name="a284" text:class-names="" text:cond-style-name=""><text:span text:style-name="a282" text:class-names=""><text:page-number style:num-format="1" text:fixed="false">‹Nr.›</text:page-number></text:span><text:span text:style-name="a283" text:class-names=""/></text:p>
        </draw:text-box>
        <svg:desc/>
      </draw:frame>
      <draw:frame draw:id="id32" draw:layer="Master1-bg" draw:style-name="a286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33" draw:layer="Master1-bg" draw:style-name="a287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34" presentation:style-name="a320" draw:name="Inhaltsplatzhalter 2" svg:x="0.5in" svg:y="1.3125in" svg:width="4.41667in" svg:height="3.71224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88" text:class-names="">Please</text:span><text:span text:style-name="a289" text:class-names=""><text:s text:c="1"/></text:span><text:span text:style-name="a290" text:class-names="">add</text:span><text:span text:style-name="a291" text:class-names=""><text:s text:c="1"/></text:span><text:span text:style-name="a292" text:class-names="">your</text:span><text:span text:style-name="a293" text:class-names=""><text:s text:c="1"/></text:span><text:span text:style-name="a294" text:class-names="">text</text:span><text:span text:style-name="a295" text:class-names=""><text:s text:c="1"/></text:span><text:span text:style-name="a296" text:class-names="">here</text:span><text:span text:style-name="a297" text:class-names=""/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0" text:class-names="">2nd<text:s text:c="1"/></text:span><text:span text:style-name="a301" text:class-names="">Bulletpoint</text:span><text:span text:style-name="a302" text:class-names=""/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5" text:class-names="">3rd<text:s text:c="1"/></text:span><text:span text:style-name="a306" text:class-names="">Bulletpoint</text:span><text:span text:style-name="a307" text:class-names=""/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0" text:class-names="">4th<text:s text:c="1"/></text:span><text:span text:style-name="a311" text:class-names="">Bulletpoint</text:span><text:span text:style-name="a312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5" text:class-names="">5th<text:s text:c="1"/></text:span><text:span text:style-name="a316" text:class-names="">Bulletpoint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353" draw:name="Inhaltsplatzhalter 3" svg:x="5.08333in" svg:y="1.3125in" svg:width="4.41667in" svg:height="3.71224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21" text:class-names="">Please</text:span><text:span text:style-name="a322" text:class-names=""><text:s text:c="1"/></text:span><text:span text:style-name="a323" text:class-names="">add</text:span><text:span text:style-name="a324" text:class-names=""><text:s text:c="1"/></text:span><text:span text:style-name="a325" text:class-names="">your</text:span><text:span text:style-name="a326" text:class-names=""><text:s text:c="1"/></text:span><text:span text:style-name="a327" text:class-names="">text</text:span><text:span text:style-name="a328" text:class-names=""><text:s text:c="1"/></text:span><text:span text:style-name="a329" text:class-names="">here</text:span><text:span text:style-name="a330" text:class-names=""/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3" text:class-names="">2nd<text:s text:c="1"/></text:span><text:span text:style-name="a334" text:class-names="">Bulletpoint</text:span><text:span text:style-name="a335" text:class-names=""/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38" text:class-names="">3rd<text:s text:c="1"/></text:span><text:span text:style-name="a339" text:class-names="">Bulletpoint</text:span><text:span text:style-name="a340" text:class-names=""/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3" text:class-names="">4th<text:s text:c="1"/></text:span><text:span text:style-name="a344" text:class-names="">Bulletpoint</text:span><text:span text:style-name="a345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48" text:class-names="">5th<text:s text:c="1"/></text:span><text:span text:style-name="a349" text:class-names="">Bulletpoint</text:span><text:span text:style-name="a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386">
        <draw:frame draw:id="id5" presentation:style-name="a356" draw:name="Kopfzeilenplatzhalter 1" svg:x="0in" svg:y="0in" svg:width="3.25in" svg:height="0.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desc/>
        </draw:frame>
        <draw:frame draw:id="id6" presentation:style-name="a361" draw:name="Datumsplatzhalter 2" svg:x="4.24826in" svg:y="0in" svg:width="3.25in" svg:height="0.5in" presentation:class="date-time" presentation:placeholder="false">
          <draw:text-box>
            <text:p text:style-name="a360" text:class-names="" text:cond-style-name=""><text:span text:style-name="a357" text:class-names=""><text:date text:fixed="false" style:data-style-name="a358">12.06.2013</text:date></text:span><text:span text:style-name="a359" text:class-names=""/></text:p>
          </draw:text-box>
          <svg:desc/>
        </draw:frame>
        <draw:page-thumbnail svg:x="0.41667in" svg:y="0.75in" svg:width="6.66667in" svg:height="3.75in" presentation:class="page" draw:id="id7" presentation:style-name="a362" draw:name="Folienbildplatzhalter 3">
          <svg:desc/>
        </draw:page-thumbnail>
        <draw:frame draw:id="id8" presentation:style-name="a378" draw:name="Notizenplatzhalter 4" svg:x="0.75in" svg:y="4.75in" svg:width="6in" svg:height="4.5in" presentation:class="notes" presentation:placeholder="false">
          <draw:text-box>
            <text:p text:style-name="a364" text:class-names="" text:cond-style-name=""><text:span text:style-name="a363" text:class-names="">Textmasterformate durch Klicken bearbeiten</text:span></text:p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5" text:class-names="">Zweite Ebene</text:span></text:p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p text:style-name="a369" text:class-names="" text:cond-style-name=""><text:span text:style-name="a3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p text:style-name="a372" text:class-names="" text:cond-style-name=""><text:span text:style-name="a3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list text:style-name="a377">
                              <text:list-item>
                                <text:p text:style-name="a376" text:class-names="" text:cond-style-name=""><text:span text:style-name="a374" text:class-names="">Fünfte Ebene</text:span><text:span text:style-name="a3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81" draw:name="Fußzeilenplatzhalter 5" svg:x="0in" svg:y="9.49826in" svg:width="3.25in" svg:height="0.5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desc/>
        </draw:frame>
        <draw:frame draw:id="id10" presentation:style-name="a385" draw:name="Foliennummernplatzhalter 6" svg:x="4.24826in" svg:y="9.49826in" svg:width="3.25in" svg:height="0.5in" presentation:class="page-number" presentation:placeholder="false">
          <draw:text-box>
            <text:p text:style-name="a384" text:class-names="" text:cond-style-name=""><text:span text:style-name="a382" text:class-names=""><text:page-number style:num-format="1" text:fixed="false">‹Nr.›</text:page-number></text:span><text:span text:style-name="a383" text:class-names=""/></text:p>
          </draw:text-box>
          <svg:desc/>
        </draw:frame>
      </presentation:notes>
    </style:master-page>
    <style:master-page style:name="Master1-Layout5-twoTxTwoObj-Vergleich" style:page-layout-name="pageLayout1" draw:style-name="a387">
      <draw:custom-shape svg:x="0in" svg:y="0in" svg:width="10in" svg:height="0.50909in" draw:id="id36" draw:layer="Master1-bg" draw:style-name="a390" draw:name="Rechteck 6"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draw:layer="Master1-bg" draw:style-name="a394" draw:name="Textfeld 7" svg:x="0in" svg:y="5.29309in" svg:width="10in" svg:height="0.30293in">
        <draw:text-box>
          <text:p text:style-name="a393" text:class-names="" text:cond-style-name=""><text:span text:style-name="a391" text:class-names=""><text:page-number style:num-format="1" text:fixed="false">‹Nr.›</text:page-number></text:span><text:span text:style-name="a392" text:class-names=""/></text:p>
        </draw:text-box>
        <svg:desc/>
      </draw:frame>
      <draw:frame draw:id="id38" draw:layer="Master1-bg" draw:style-name="a395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39" draw:layer="Master1-bg" draw:style-name="a396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40" presentation:style-name="a407" draw:name="Titel 1" svg:x="0in" svg:y="0in" svg:width="10in" svg:height="0.50909in" presentation:class="title" presentation:placeholder="false">
        <draw:text-box>
          <text:p text:style-name="a406" text:class-names="" text:cond-style-name=""><text:span text:style-name="a397" text:class-names="">Please</text:span><text:span text:style-name="a398" text:class-names=""><text:s text:c="1"/></text:span><text:span text:style-name="a399" text:class-names="">add</text:span><text:span text:style-name="a400" text:class-names=""><text:s text:c="1"/></text:span><text:span text:style-name="a401" text:class-names="">your</text:span><text:span text:style-name="a402" text:class-names=""> Headline<text:s text:c="1"/></text:span><text:span text:style-name="a403" text:class-names="">here</text:span><text:span text:style-name="a404" text:class-names=""><text:s text:c="1"/></text:span><text:span text:style-name="a405" text:class-names=""/></text:p>
        </draw:text-box>
        <svg:desc/>
      </draw:frame>
      <draw:frame draw:id="id41" presentation:style-name="a416" draw:name="Textplatzhalter 2" svg:x="0.5in" svg:y="1.25912in" svg:width="4.4184in" svg:height="0.52474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08" text:class-names="">Please</text:span><text:span text:style-name="a409" text:class-names=""><text:s text:c="1"/></text:span><text:span text:style-name="a410" text:class-names="">add</text:span><text:span text:style-name="a411" text:class-names=""><text:s text:c="1"/></text:span><text:span text:style-name="a412" text:class-names="">your</text:span><text:span text:style-name="a413" text:class-names=""> Subheadline</text:span></text:p>
            </text:list-item>
          </text:list>
        </draw:text-box>
        <svg:desc/>
      </draw:frame>
      <draw:frame draw:id="id42" presentation:style-name="a449" draw:name="Inhaltsplatzhalter 3" svg:x="0.5in" svg:y="1.78385in" svg:width="4.4184in" svg:height="3.24089in" presentation:class="object" presentation:placeholder="false">
        <draw:text-box>
          <text:list text:style-name="a428">
            <text:list-item>
              <text:p text:style-name="a427" text:class-names="" text:cond-style-name=""><text:span text:style-name="a417" text:class-names="">Please</text:span><text:span text:style-name="a418" text:class-names=""><text:s text:c="1"/></text:span><text:span text:style-name="a419" text:class-names="">add</text:span><text:span text:style-name="a420" text:class-names=""><text:s text:c="1"/></text:span><text:span text:style-name="a421" text:class-names="">your</text:span><text:span text:style-name="a422" text:class-names=""><text:s text:c="1"/></text:span><text:span text:style-name="a423" text:class-names="">text</text:span><text:span text:style-name="a424" text:class-names=""><text:s text:c="1"/></text:span><text:span text:style-name="a425" text:class-names="">here</text:span><text:span text:style-name="a426" text:class-names=""/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29" text:class-names="">2nd<text:s text:c="1"/></text:span><text:span text:style-name="a430" text:class-names="">Bulletpoint</text:span><text:span text:style-name="a431" text:class-names=""/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4" text:class-names="">3rd<text:s text:c="1"/></text:span><text:span text:style-name="a435" text:class-names="">Bulletpoint</text:span><text:span text:style-name="a436" text:class-names=""/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39" text:class-names="">4th<text:s text:c="1"/></text:span><text:span text:style-name="a440" text:class-names="">Bulletpoint</text:span><text:span text:style-name="a441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4" text:class-names="">5th<text:s text:c="1"/></text:span><text:span text:style-name="a445" text:class-names="">Bulletpoint</text:span><text:span text:style-name="a4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458" draw:name="Textplatzhalter 4" svg:x="5.07986in" svg:y="1.25912in" svg:width="4.42014in" svg:height="0.52474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0" text:class-names="">Please</text:span><text:span text:style-name="a451" text:class-names=""><text:s text:c="1"/></text:span><text:span text:style-name="a452" text:class-names="">add</text:span><text:span text:style-name="a453" text:class-names=""><text:s text:c="1"/></text:span><text:span text:style-name="a454" text:class-names="">your</text:span><text:span text:style-name="a455" text:class-names=""> Subheadline</text:span></text:p>
            </text:list-item>
          </text:list>
        </draw:text-box>
        <svg:desc/>
      </draw:frame>
      <draw:frame draw:id="id44" presentation:style-name="a491" draw:name="Inhaltsplatzhalter 5" svg:x="5.07986in" svg:y="1.78385in" svg:width="4.42014in" svg:height="3.24089in" presentation:class="object" presentation:placeholder="false">
        <draw:text-box>
          <text:list text:style-name="a470">
            <text:list-item>
              <text:p text:style-name="a469" text:class-names="" text:cond-style-name=""><text:span text:style-name="a459" text:class-names="">Please</text:span><text:span text:style-name="a460" text:class-names=""><text:s text:c="1"/></text:span><text:span text:style-name="a461" text:class-names="">add</text:span><text:span text:style-name="a462" text:class-names=""><text:s text:c="1"/></text:span><text:span text:style-name="a463" text:class-names="">your</text:span><text:span text:style-name="a464" text:class-names=""><text:s text:c="1"/></text:span><text:span text:style-name="a465" text:class-names="">text</text:span><text:span text:style-name="a466" text:class-names=""><text:s text:c="1"/></text:span><text:span text:style-name="a467" text:class-names="">here</text:span><text:span text:style-name="a468" text:class-names=""/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1" text:class-names="">2nd<text:s text:c="1"/></text:span><text:span text:style-name="a472" text:class-names="">Bulletpoint</text:span><text:span text:style-name="a473" text:class-names=""/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6" text:class-names="">3rd<text:s text:c="1"/></text:span><text:span text:style-name="a477" text:class-names="">Bulletpoint</text:span><text:span text:style-name="a478" text:class-names=""/></text:p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p text:style-name="a484" text:class-names="" text:cond-style-name=""><text:span text:style-name="a481" text:class-names="">4th<text:s text:c="1"/></text:span><text:span text:style-name="a482" text:class-names="">Bulletpoint</text:span><text:span text:style-name="a48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6" text:class-names="">5th<text:s text:c="1"/></text:span><text:span text:style-name="a487" text:class-names="">Bulletpoint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524">
        <draw:frame draw:id="id5" presentation:style-name="a494" draw:name="Kopfzeilenplatzhalter 1" svg:x="0in" svg:y="0in" svg:width="3.25in" svg:height="0.5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desc/>
        </draw:frame>
        <draw:frame draw:id="id6" presentation:style-name="a499" draw:name="Datumsplatzhalter 2" svg:x="4.24826in" svg:y="0in" svg:width="3.25in" svg:height="0.5in" presentation:class="date-time" presentation:placeholder="false">
          <draw:text-box>
            <text:p text:style-name="a498" text:class-names="" text:cond-style-name=""><text:span text:style-name="a495" text:class-names=""><text:date text:fixed="false" style:data-style-name="a496">12.06.2013</text:date></text:span><text:span text:style-name="a497" text:class-names=""/></text:p>
          </draw:text-box>
          <svg:desc/>
        </draw:frame>
        <draw:page-thumbnail svg:x="0.41667in" svg:y="0.75in" svg:width="6.66667in" svg:height="3.75in" presentation:class="page" draw:id="id7" presentation:style-name="a500" draw:name="Folienbildplatzhalter 3">
          <svg:desc/>
        </draw:page-thumbnail>
        <draw:frame draw:id="id8" presentation:style-name="a516" draw:name="Notizenplatzhalter 4" svg:x="0.75in" svg:y="4.75in" svg:width="6in" svg:height="4.5in" presentation:class="notes" presentation:placeholder="false">
          <draw:text-box>
            <text:p text:style-name="a502" text:class-names="" text:cond-style-name=""><text:span text:style-name="a501" text:class-names="">Textmasterformate durch Klicken bearbeiten</text:span></text:p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Zweite Ebene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p text:style-name="a507" text:class-names="" text:cond-style-name=""><text:span text:style-name="a50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p text:style-name="a510" text:class-names="" text:cond-style-name=""><text:span text:style-name="a50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2" text:class-names="">Fünfte Ebene</text:span><text:span text:style-name="a5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19" draw:name="Fußzeilenplatzhalter 5" svg:x="0in" svg:y="9.49826in" svg:width="3.25in" svg:height="0.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desc/>
        </draw:frame>
        <draw:frame draw:id="id10" presentation:style-name="a523" draw:name="Foliennummernplatzhalter 6" svg:x="4.24826in" svg:y="9.49826in" svg:width="3.25in" svg:height="0.5in" presentation:class="page-number" presentation:placeholder="false">
          <draw:text-box>
            <text:p text:style-name="a522" text:class-names="" text:cond-style-name=""><text:span text:style-name="a520" text:class-names=""><text:page-number style:num-format="1" text:fixed="false">‹Nr.›</text:page-number></text:span><text:span text:style-name="a521" text:class-names=""/></text:p>
          </draw:text-box>
          <svg:desc/>
        </draw:frame>
      </presentation:notes>
    </style:master-page>
    <style:master-page style:name="Master1-Layout6-titleOnly-Nur-Titel" style:page-layout-name="pageLayout1" draw:style-name="a525">
      <draw:custom-shape svg:x="0in" svg:y="0in" svg:width="10in" svg:height="0.50909in" draw:id="id45" draw:layer="Master1-bg" draw:style-name="a528" draw:name="Rechteck 2"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532" draw:name="Textfeld 3" svg:x="0in" svg:y="5.29309in" svg:width="10in" svg:height="0.30293in">
        <draw:text-box>
          <text:p text:style-name="a531" text:class-names="" text:cond-style-name=""><text:span text:style-name="a529" text:class-names=""><text:page-number style:num-format="1" text:fixed="false">‹Nr.›</text:page-number></text:span><text:span text:style-name="a530" text:class-names=""/></text:p>
        </draw:text-box>
        <svg:desc/>
      </draw:frame>
      <draw:frame draw:id="id47" draw:layer="Master1-bg" draw:style-name="a533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8" draw:layer="Master1-bg" draw:style-name="a534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49" presentation:style-name="a545" draw:name="Titel 1" svg:x="0in" svg:y="0in" svg:width="10in" svg:height="0.50909in" presentation:class="title" presentation:placeholder="false">
        <draw:text-box>
          <text:p text:style-name="a544" text:class-names="" text:cond-style-name=""><text:span text:style-name="a535" text:class-names="">Please</text:span><text:span text:style-name="a536" text:class-names=""><text:s text:c="1"/></text:span><text:span text:style-name="a537" text:class-names="">add</text:span><text:span text:style-name="a538" text:class-names=""><text:s text:c="1"/></text:span><text:span text:style-name="a539" text:class-names="">your</text:span><text:span text:style-name="a540" text:class-names=""> Headline<text:s text:c="1"/></text:span><text:span text:style-name="a541" text:class-names="">here</text:span><text:span text:style-name="a542" text:class-names=""><text:s text:c="1"/></text:span><text:span text:style-name="a543" text:class-names=""/></text:p>
        </draw:text-box>
        <svg:desc/>
      </draw:frame>
      <presentation:notes style:page-layout-name="pageLayout2" draw:style-name="a578">
        <draw:frame draw:id="id5" presentation:style-name="a548" draw:name="Kopfzeilenplatzhalter 1" svg:x="0in" svg:y="0in" svg:width="3.25in" svg:height="0.5in" presentation:class="header" presentation:placeholder="false">
          <draw:text-box>
            <text:p text:style-name="a547" text:class-names="" text:cond-style-name=""><text:span text:style-name="a546" text:class-names=""/></text:p>
          </draw:text-box>
          <svg:desc/>
        </draw:frame>
        <draw:frame draw:id="id6" presentation:style-name="a553" draw:name="Datumsplatzhalter 2" svg:x="4.24826in" svg:y="0in" svg:width="3.25in" svg:height="0.5in" presentation:class="date-time" presentation:placeholder="false">
          <draw:text-box>
            <text:p text:style-name="a552" text:class-names="" text:cond-style-name=""><text:span text:style-name="a549" text:class-names=""><text:date text:fixed="false" style:data-style-name="a550">12.06.2013</text:date></text:span><text:span text:style-name="a551" text:class-names=""/></text:p>
          </draw:text-box>
          <svg:desc/>
        </draw:frame>
        <draw:page-thumbnail svg:x="0.41667in" svg:y="0.75in" svg:width="6.66667in" svg:height="3.75in" presentation:class="page" draw:id="id7" presentation:style-name="a554" draw:name="Folienbildplatzhalter 3">
          <svg:desc/>
        </draw:page-thumbnail>
        <draw:frame draw:id="id8" presentation:style-name="a570" draw:name="Notizenplatzhalter 4" svg:x="0.75in" svg:y="4.75in" svg:width="6in" svg:height="4.5in" presentation:class="notes" presentation:placeholder="false">
          <draw:text-box>
            <text:p text:style-name="a556" text:class-names="" text:cond-style-name=""><text:span text:style-name="a555" text:class-names="">Textmasterformate durch Klicken bearbeiten</text:span></text:p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Zweite Ebene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p text:style-name="a561" text:class-names="" text:cond-style-name=""><text:span text:style-name="a5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p text:style-name="a564" text:class-names="" text:cond-style-name=""><text:span text:style-name="a5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list text:style-name="a569">
                              <text:list-item>
                                <text:p text:style-name="a568" text:class-names="" text:cond-style-name=""><text:span text:style-name="a566" text:class-names="">Fünfte Ebene</text:span><text:span text:style-name="a5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73" draw:name="Fußzeilenplatzhalter 5" svg:x="0in" svg:y="9.49826in" svg:width="3.25in" svg:height="0.5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desc/>
        </draw:frame>
        <draw:frame draw:id="id10" presentation:style-name="a577" draw:name="Foliennummernplatzhalter 6" svg:x="4.24826in" svg:y="9.49826in" svg:width="3.25in" svg:height="0.5in" presentation:class="page-number" presentation:placeholder="false">
          <draw:text-box>
            <text:p text:style-name="a576" text:class-names="" text:cond-style-name=""><text:span text:style-name="a574" text:class-names=""><text:page-number style:num-format="1" text:fixed="false">‹Nr.›</text:page-number></text:span><text:span text:style-name="a575" text:class-names=""/></text:p>
          </draw:text-box>
          <svg:desc/>
        </draw:frame>
      </presentation:notes>
    </style:master-page>
    <style:master-page style:name="Master1-Layout7-blank-Leer" style:page-layout-name="pageLayout1" draw:style-name="a579">
      <draw:custom-shape svg:x="0in" svg:y="0in" svg:width="10in" svg:height="0.50909in" draw:id="id50" draw:layer="Master1-bg" draw:style-name="a582" draw:name="Rechteck 1"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draw:layer="Master1-bg" draw:style-name="a586" draw:name="Textfeld 2" svg:x="0in" svg:y="5.29309in" svg:width="10in" svg:height="0.30293in">
        <draw:text-box>
          <text:p text:style-name="a585" text:class-names="" text:cond-style-name=""><text:span text:style-name="a583" text:class-names=""><text:page-number style:num-format="1" text:fixed="false">‹Nr.›</text:page-number></text:span><text:span text:style-name="a584" text:class-names=""/></text:p>
        </draw:text-box>
        <svg:desc/>
      </draw:frame>
      <draw:frame draw:id="id52" draw:layer="Master1-bg" draw:style-name="a587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53" draw:layer="Master1-bg" draw:style-name="a588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presentation:notes style:page-layout-name="pageLayout2" draw:style-name="a621">
        <draw:frame draw:id="id5" presentation:style-name="a591" draw:name="Kopfzeilenplatzhalter 1" svg:x="0in" svg:y="0in" svg:width="3.25in" svg:height="0.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desc/>
        </draw:frame>
        <draw:frame draw:id="id6" presentation:style-name="a596" draw:name="Datumsplatzhalter 2" svg:x="4.24826in" svg:y="0in" svg:width="3.25in" svg:height="0.5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>12.06.2013</text:date></text:span><text:span text:style-name="a594" text:class-names=""/></text:p>
          </draw:text-box>
          <svg:desc/>
        </draw:frame>
        <draw:page-thumbnail svg:x="0.41667in" svg:y="0.75in" svg:width="6.66667in" svg:height="3.75in" presentation:class="page" draw:id="id7" presentation:style-name="a597" draw:name="Folienbildplatzhalter 3">
          <svg:desc/>
        </draw:page-thumbnail>
        <draw:frame draw:id="id8" presentation:style-name="a613" draw:name="Notizenplatzhalter 4" svg:x="0.75in" svg:y="4.75in" svg:width="6in" svg:height="4.5in" presentation:class="notes" presentation:placeholder="false">
          <draw:text-box>
            <text:p text:style-name="a599" text:class-names="" text:cond-style-name=""><text:span text:style-name="a598" text:class-names="">Textmasterformate durch Klicken bearbeiten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Zweite Ebene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ünfte Ebene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16" draw:name="Fußzeilenplatzhalter 5" svg:x="0in" svg:y="9.49826in" svg:width="3.25in" svg:height="0.5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desc/>
        </draw:frame>
        <draw:frame draw:id="id10" presentation:style-name="a620" draw:name="Foliennummernplatzhalter 6" svg:x="4.24826in" svg:y="9.49826in" svg:width="3.25in" svg:height="0.5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>‹Nr.›</text:page-number></text:span><text:span text:style-name="a618" text:class-names=""/></text:p>
          </draw:text-box>
          <svg:desc/>
        </draw:frame>
      </presentation:notes>
    </style:master-page>
    <style:master-page style:name="Master1-Layout8-objTx-Inhalt-mit-Überschrift" style:page-layout-name="pageLayout1" draw:style-name="a622">
      <draw:custom-shape svg:x="0in" svg:y="0in" svg:width="10in" svg:height="0.50909in" draw:id="id54" draw:layer="Master1-bg" draw:style-name="a625" draw:name="Rechteck 4"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draw:layer="Master1-bg" draw:style-name="a629" draw:name="Textfeld 5" svg:x="0in" svg:y="5.29309in" svg:width="10in" svg:height="0.30293in">
        <draw:text-box>
          <text:p text:style-name="a628" text:class-names="" text:cond-style-name=""><text:span text:style-name="a626" text:class-names=""><text:page-number style:num-format="1" text:fixed="false">‹Nr.›</text:page-number></text:span><text:span text:style-name="a627" text:class-names=""/></text:p>
        </draw:text-box>
        <svg:desc/>
      </draw:frame>
      <draw:frame draw:id="id56" draw:layer="Master1-bg" draw:style-name="a630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57" draw:layer="Master1-bg" draw:style-name="a631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58" presentation:style-name="a642" draw:name="Titel 1" svg:x="0.51131in" svg:y="0.8044in" svg:width="3.28993in" svg:height="0.95313in" presentation:class="title" presentation:placeholder="false">
        <draw:text-box>
          <text:p text:style-name="a641" text:class-names="" text:cond-style-name=""><text:span text:style-name="a632" text:class-names="">Please</text:span><text:span text:style-name="a633" text:class-names=""><text:s text:c="1"/></text:span><text:span text:style-name="a634" text:class-names="">add</text:span><text:span text:style-name="a635" text:class-names=""><text:s text:c="1"/></text:span><text:span text:style-name="a636" text:class-names="">your</text:span><text:span text:style-name="a637" text:class-names=""> Headline<text:s text:c="1"/></text:span><text:span text:style-name="a638" text:class-names="">here</text:span><text:span text:style-name="a639" text:class-names=""><text:s text:c="1"/></text:span><text:span text:style-name="a640" text:class-names=""/></text:p>
        </draw:text-box>
        <svg:desc/>
      </draw:frame>
      <draw:frame draw:id="id59" presentation:style-name="a675" draw:name="Inhaltsplatzhalter 2" svg:x="3.90972in" svg:y="0.8044in" svg:width="5.59028in" svg:height="4.22034in" presentation:class="object" presentation:placeholder="false">
        <draw:text-box>
          <text:list text:style-name="a654">
            <text:list-item>
              <text:p text:style-name="a653" text:class-names="" text:cond-style-name=""><text:span text:style-name="a643" text:class-names="">Please</text:span><text:span text:style-name="a644" text:class-names=""><text:s text:c="1"/></text:span><text:span text:style-name="a645" text:class-names="">add</text:span><text:span text:style-name="a646" text:class-names=""><text:s text:c="1"/></text:span><text:span text:style-name="a647" text:class-names="">your</text:span><text:span text:style-name="a648" text:class-names=""><text:s text:c="1"/></text:span><text:span text:style-name="a649" text:class-names="">text</text:span><text:span text:style-name="a650" text:class-names=""><text:s text:c="1"/></text:span><text:span text:style-name="a651" text:class-names="">here</text:span><text:span text:style-name="a652" text:class-names=""/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5" text:class-names="">2nd<text:s text:c="1"/></text:span><text:span text:style-name="a656" text:class-names="">Bulletpoint</text:span><text:span text:style-name="a657" text:class-names=""/></text:p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p text:style-name="a663" text:class-names="" text:cond-style-name=""><text:span text:style-name="a660" text:class-names="">3rd<text:s text:c="1"/></text:span><text:span text:style-name="a661" text:class-names="">Bulletpoint</text:span><text:span text:style-name="a662" text:class-names=""/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5" text:class-names="">4th<text:s text:c="1"/></text:span><text:span text:style-name="a666" text:class-names="">Bulletpoint</text:span><text:span text:style-name="a667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0" text:class-names="">5th<text:s text:c="1"/></text:span><text:span text:style-name="a671" text:class-names="">Bulletpoint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679" draw:name="Textplatzhalter 3" svg:x="0.5in" svg:y="1.92658in" svg:width="3.28993in" svg:height="3.09816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Textmasterformate durch Klicken bearbeiten</text:span></text:p>
            </text:list-item>
          </text:list>
        </draw:text-box>
        <svg:desc/>
      </draw:frame>
      <presentation:notes style:page-layout-name="pageLayout2" draw:style-name="a712">
        <draw:frame draw:id="id5" presentation:style-name="a682" draw:name="Kopfzeilenplatzhalter 1" svg:x="0in" svg:y="0in" svg:width="3.25in" svg:height="0.5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desc/>
        </draw:frame>
        <draw:frame draw:id="id6" presentation:style-name="a687" draw:name="Datumsplatzhalter 2" svg:x="4.24826in" svg:y="0in" svg:width="3.25in" svg:height="0.5in" presentation:class="date-time" presentation:placeholder="false">
          <draw:text-box>
            <text:p text:style-name="a686" text:class-names="" text:cond-style-name=""><text:span text:style-name="a683" text:class-names=""><text:date text:fixed="false" style:data-style-name="a684">12.06.2013</text:date></text:span><text:span text:style-name="a685" text:class-names=""/></text:p>
          </draw:text-box>
          <svg:desc/>
        </draw:frame>
        <draw:page-thumbnail svg:x="0.41667in" svg:y="0.75in" svg:width="6.66667in" svg:height="3.75in" presentation:class="page" draw:id="id7" presentation:style-name="a688" draw:name="Folienbildplatzhalter 3">
          <svg:desc/>
        </draw:page-thumbnail>
        <draw:frame draw:id="id8" presentation:style-name="a704" draw:name="Notizenplatzhalter 4" svg:x="0.75in" svg:y="4.75in" svg:width="6in" svg:height="4.5in" presentation:class="notes" presentation:placeholder="false">
          <draw:text-box>
            <text:p text:style-name="a690" text:class-names="" text:cond-style-name=""><text:span text:style-name="a689" text:class-names="">Textmasterformate durch Klicken bearbeiten</text:span></text:p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Zweite Ebene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p text:style-name="a695" text:class-names="" text:cond-style-name=""><text:span text:style-name="a6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p text:style-name="a698" text:class-names="" text:cond-style-name=""><text:span text:style-name="a6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list text:style-name="a703">
                              <text:list-item>
                                <text:p text:style-name="a702" text:class-names="" text:cond-style-name=""><text:span text:style-name="a700" text:class-names="">Fünfte Ebene</text:span><text:span text:style-name="a7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07" draw:name="Fußzeilenplatzhalter 5" svg:x="0in" svg:y="9.49826in" svg:width="3.25in" svg:height="0.5in" presentation:class="footer" presentation:placeholder="false">
          <draw:text-box>
            <text:p text:style-name="a706" text:class-names="" text:cond-style-name=""><text:span text:style-name="a705" text:class-names=""/></text:p>
          </draw:text-box>
          <svg:desc/>
        </draw:frame>
        <draw:frame draw:id="id10" presentation:style-name="a711" draw:name="Foliennummernplatzhalter 6" svg:x="4.24826in" svg:y="9.49826in" svg:width="3.25in" svg:height="0.5in" presentation:class="page-number" presentation:placeholder="false">
          <draw:text-box>
            <text:p text:style-name="a710" text:class-names="" text:cond-style-name=""><text:span text:style-name="a708" text:class-names=""><text:page-number style:num-format="1" text:fixed="false">‹Nr.›</text:page-number></text:span><text:span text:style-name="a709" text:class-names=""/></text:p>
          </draw:text-box>
          <svg:desc/>
        </draw:frame>
      </presentation:notes>
    </style:master-page>
    <style:master-page style:name="Master1-Layout9-picTx-Bild-mit-Überschrift" style:page-layout-name="pageLayout1" draw:style-name="a713">
      <draw:custom-shape svg:x="0in" svg:y="0in" svg:width="10in" svg:height="0.50909in" draw:id="id61" draw:layer="Master1-bg" draw:style-name="a716" draw:name="Rechteck 4"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draw:layer="Master1-bg" draw:style-name="a720" draw:name="Textfeld 5" svg:x="0in" svg:y="5.29309in" svg:width="10in" svg:height="0.30293in">
        <draw:text-box>
          <text:p text:style-name="a719" text:class-names="" text:cond-style-name=""><text:span text:style-name="a717" text:class-names=""><text:page-number style:num-format="1" text:fixed="false">‹Nr.›</text:page-number></text:span><text:span text:style-name="a718" text:class-names=""/></text:p>
        </draw:text-box>
        <svg:desc/>
      </draw:frame>
      <draw:frame draw:id="id63" draw:layer="Master1-bg" draw:style-name="a721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64" draw:layer="Master1-bg" draw:style-name="a722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65" presentation:style-name="a733" draw:name="Titel 1" svg:x="0.51131in" svg:y="3.9375in" svg:width="8.97738in" svg:height="0.46967in" presentation:class="title" presentation:placeholder="false">
        <draw:text-box>
          <text:p text:style-name="a732" text:class-names="" text:cond-style-name=""><text:span text:style-name="a723" text:class-names="">Please</text:span><text:span text:style-name="a724" text:class-names=""><text:s text:c="1"/></text:span><text:span text:style-name="a725" text:class-names="">add</text:span><text:span text:style-name="a726" text:class-names=""><text:s text:c="1"/></text:span><text:span text:style-name="a727" text:class-names="">your</text:span><text:span text:style-name="a728" text:class-names=""> Headline<text:s text:c="1"/></text:span><text:span text:style-name="a729" text:class-names="">here</text:span><text:span text:style-name="a730" text:class-names=""><text:s text:c="1"/></text:span><text:span text:style-name="a731" text:class-names=""/></text:p>
        </draw:text-box>
        <svg:desc/>
      </draw:frame>
      <draw:frame draw:id="id66" presentation:style-name="a737" draw:name="Bildplatzhalter 2" svg:x="0.51131in" svg:y="0.8044in" svg:width="8.97738in" svg:height="3.0732in" presentation:class="graphic" presentation:placeholder="false">
        <draw:text-box>
          <text:p text:style-name="a736" text:class-names="" text:cond-style-name=""><text:span text:style-name="a734" text:class-names="">Bild durch Klicken auf Symbol hinzufügen</text:span><text:span text:style-name="a735" text:class-names=""/></text:p>
        </draw:text-box>
        <svg:desc/>
      </draw:frame>
      <draw:frame draw:id="id67" presentation:style-name="a752" draw:name="Textplatzhalter 3" svg:x="0.51131in" svg:y="4.40234in" svg:width="8.97738in" svg:height="0.59544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38" text:class-names="">Please</text:span><text:span text:style-name="a739" text:class-names=""><text:s text:c="1"/></text:span><text:span text:style-name="a740" text:class-names="">place</text:span><text:span text:style-name="a741" text:class-names=""> an<text:s text:c="1"/></text:span><text:span text:style-name="a742" text:class-names="">image</text:span><text:span text:style-name="a743" text:class-names=""><text:s text:c="1"/></text:span><text:span text:style-name="a744" text:class-names="">and</text:span><text:span text:style-name="a745" text:class-names=""><text:s text:c="1"/></text:span><text:span text:style-name="a746" text:class-names="">add</text:span><text:span text:style-name="a747" text:class-names=""><text:s text:c="1"/></text:span><text:span text:style-name="a748" text:class-names="">text</text:span><text:span text:style-name="a749" text:class-names=""/></text:p>
            </text:list-item>
          </text:list>
        </draw:text-box>
        <svg:desc/>
      </draw:frame>
      <presentation:notes style:page-layout-name="pageLayout2" draw:style-name="a785">
        <draw:frame draw:id="id5" presentation:style-name="a755" draw:name="Kopfzeilenplatzhalter 1" svg:x="0in" svg:y="0in" svg:width="3.25in" svg:height="0.5in" presentation:class="header" presentation:placeholder="false">
          <draw:text-box>
            <text:p text:style-name="a754" text:class-names="" text:cond-style-name=""><text:span text:style-name="a753" text:class-names=""/></text:p>
          </draw:text-box>
          <svg:desc/>
        </draw:frame>
        <draw:frame draw:id="id6" presentation:style-name="a760" draw:name="Datumsplatzhalter 2" svg:x="4.24826in" svg:y="0in" svg:width="3.25in" svg:height="0.5in" presentation:class="date-time" presentation:placeholder="false">
          <draw:text-box>
            <text:p text:style-name="a759" text:class-names="" text:cond-style-name=""><text:span text:style-name="a756" text:class-names=""><text:date text:fixed="false" style:data-style-name="a757">12.06.2013</text:date></text:span><text:span text:style-name="a758" text:class-names=""/></text:p>
          </draw:text-box>
          <svg:desc/>
        </draw:frame>
        <draw:page-thumbnail svg:x="0.41667in" svg:y="0.75in" svg:width="6.66667in" svg:height="3.75in" presentation:class="page" draw:id="id7" presentation:style-name="a761" draw:name="Folienbildplatzhalter 3">
          <svg:desc/>
        </draw:page-thumbnail>
        <draw:frame draw:id="id8" presentation:style-name="a777" draw:name="Notizenplatzhalter 4" svg:x="0.75in" svg:y="4.75in" svg:width="6in" svg:height="4.5in" presentation:class="notes" presentation:placeholder="false">
          <draw:text-box>
            <text:p text:style-name="a763" text:class-names="" text:cond-style-name=""><text:span text:style-name="a762" text:class-names="">Textmasterformate durch Klicken bearbeiten</text:span></text:p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Zweite Ebene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p text:style-name="a768" text:class-names="" text:cond-style-name=""><text:span text:style-name="a7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p text:style-name="a771" text:class-names="" text:cond-style-name=""><text:span text:style-name="a7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3" text:class-names="">Fünfte Ebene</text:span><text:span text:style-name="a7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80" draw:name="Fußzeilenplatzhalter 5" svg:x="0in" svg:y="9.49826in" svg:width="3.25in" svg:height="0.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desc/>
        </draw:frame>
        <draw:frame draw:id="id10" presentation:style-name="a784" draw:name="Foliennummernplatzhalter 6" svg:x="4.24826in" svg:y="9.49826in" svg:width="3.25in" svg:height="0.5in" presentation:class="page-number" presentation:placeholder="false">
          <draw:text-box>
            <text:p text:style-name="a783" text:class-names="" text:cond-style-name=""><text:span text:style-name="a781" text:class-names=""><text:page-number style:num-format="1" text:fixed="false">‹Nr.›</text:page-number></text:span><text:span text:style-name="a782" text:class-names=""/></text:p>
          </draw:text-box>
          <svg:desc/>
        </draw:frame>
      </presentation:notes>
    </style:master-page>
    <style:handout-master style:page-layout-name="pageLayout3" draw:style-name="a786">
      <draw:frame draw:id="id68" presentation:style-name="a789" draw:name="Kopfzeilenplatzhalter 1" svg:x="0in" svg:y="0in" svg:width="3.25in" svg:height="0.5in" presentation:class="header" presentation:placeholder="false">
        <draw:text-box>
          <text:p text:style-name="a788" text:class-names="" text:cond-style-name=""><text:span text:style-name="a787" text:class-names=""/></text:p>
        </draw:text-box>
        <svg:desc/>
      </draw:frame>
      <draw:frame draw:id="id69" presentation:style-name="a794" draw:name="Datumsplatzhalter 2" svg:x="4.24826in" svg:y="0in" svg:width="3.25in" svg:height="0.5in" presentation:class="date-time" presentation:placeholder="false">
        <draw:text-box>
          <text:p text:style-name="a793" text:class-names="" text:cond-style-name=""><text:span text:style-name="a790" text:class-names=""><text:date text:fixed="false" style:data-style-name="a791">12.06.2013</text:date></text:span><text:span text:style-name="a792" text:class-names=""/></text:p>
        </draw:text-box>
        <svg:desc/>
      </draw:frame>
      <draw:frame draw:id="id70" presentation:style-name="a797" draw:name="Fußzeilenplatzhalter 3" svg:x="0in" svg:y="9.49826in" svg:width="3.25in" svg:height="0.5in" presentation:class="footer" presentation:placeholder="false">
        <draw:text-box>
          <text:p text:style-name="a796" text:class-names="" text:cond-style-name=""><text:span text:style-name="a795" text:class-names=""/></text:p>
        </draw:text-box>
        <svg:desc/>
      </draw:frame>
      <draw:frame draw:id="id71" presentation:style-name="a801" draw:name="Foliennummernplatzhalter 4" svg:x="4.24826in" svg:y="9.49826in" svg:width="3.25in" svg:height="0.5in" presentation:class="page-number" presentation:placeholder="false">
        <draw:text-box>
          <text:p text:style-name="a800" text:class-names="" text:cond-style-name=""><text:span text:style-name="a798" text:class-names=""><text:page-number style:num-format="1" text:fixed="false">‹Nr.›</text:page-number></text:span><text:span text:style-name="a799" text:class-names=""/></text:p>
        </draw:text-box>
        <svg:desc/>
      </draw:frame>
      <draw:page-thumbnail draw:page-number="1" svg:x="0.52431in" svg:y="1.23438in" svg:width="3.07639in" svg:height="1.72917in"/>
      <draw:page-thumbnail draw:page-number="2" svg:x="3.89931in" svg:y="1.23438in" svg:width="3.07639in" svg:height="1.72917in"/>
      <draw:page-thumbnail draw:page-number="3" svg:x="0.52431in" svg:y="4.13368in" svg:width="3.07639in" svg:height="1.72917in"/>
      <draw:page-thumbnail draw:page-number="4" svg:x="3.89931in" svg:y="4.13368in" svg:width="3.07639in" svg:height="1.72917in"/>
      <draw:page-thumbnail draw:page-number="5" svg:x="0.52431in" svg:y="7.03299in" svg:width="3.07639in" svg:height="1.72917in"/>
      <draw:page-thumbnail draw:page-number="6" svg:x="3.89931in" svg:y="7.03299in" svg:width="3.07639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ksn</meta:initial-creator>
    <dc:creator>ksn</dc:creator>
    <meta:creation-date>2013-06-12T14:04:54Z</meta:creation-date>
    <dc:date>2013-06-19T11:16:37Z</dc:date>
    <meta:template xlink:href="sprd_presentation_brown-bar" xlink:type="simple"/>
    <meta:editing-cycles>3</meta:editing-cycles>
    <meta:editing-duration>PT0S</meta:editing-duration>
    <meta:document-statistic meta:paragraph-count="0" meta:word-count="0"/>
  </office:meta>
</office:document-meta>
</file>